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5.31mm"/>
    </style:style>
    <style:style style:name="co22" style:family="table-column">
      <style:table-column-properties fo:break-before="auto" style:column-width="3.53mm"/>
    </style:style>
    <style:style style:name="co23" style:family="table-column">
      <style:table-column-properties fo:break-before="auto" style:column-width="20.57mm"/>
    </style:style>
    <style:style style:name="co24" style:family="table-column">
      <style:table-column-properties fo:break-before="auto" style:column-width="12.24mm"/>
    </style:style>
    <style:style style:name="co25" style:family="table-column">
      <style:table-column-properties fo:break-before="auto" style:column-width="12.36mm"/>
    </style:style>
    <style:style style:name="co26" style:family="table-column">
      <style:table-column-properties fo:break-before="auto" style:column-width="13.6mm"/>
    </style:style>
    <style:style style:name="co27" style:family="table-column">
      <style:table-column-properties fo:break-before="auto" style:column-width="15.84mm"/>
    </style:style>
    <style:style style:name="co28" style:family="table-column">
      <style:table-column-properties fo:break-before="auto" style:column-width="9.9mm"/>
    </style:style>
    <style:style style:name="co29" style:family="table-column">
      <style:table-column-properties fo:break-before="auto" style:column-width="17.32mm"/>
    </style:style>
    <style:style style:name="co30" style:family="table-column">
      <style:table-column-properties fo:break-before="auto" style:column-width="19.35mm"/>
    </style:style>
    <style:style style:name="co31" style:family="table-column">
      <style:table-column-properties fo:break-before="auto" style:column-width="15.1mm"/>
    </style:style>
    <style:style style:name="co32" style:family="table-column">
      <style:table-column-properties fo:break-before="auto" style:column-width="15.35mm"/>
    </style:style>
    <style:style style:name="co33" style:family="table-column">
      <style:table-column-properties fo:break-before="auto" style:column-width="2.47mm"/>
    </style:style>
    <style:style style:name="co34" style:family="table-column">
      <style:table-column-properties fo:break-before="auto" style:column-width="11.38mm"/>
    </style:style>
    <style:style style:name="co35" style:family="table-column">
      <style:table-column-properties fo:break-before="auto" style:column-width="10.39mm"/>
    </style:style>
    <style:style style:name="co36" style:family="table-column">
      <style:table-column-properties fo:break-before="auto" style:column-width="17.57mm"/>
    </style:style>
    <style:style style:name="co37" style:family="table-column">
      <style:table-column-properties fo:break-before="auto" style:column-width="14.82mm"/>
    </style:style>
    <style:style style:name="co38" style:family="table-column">
      <style:table-column-properties fo:break-before="auto" style:column-width="11.8mm"/>
    </style:style>
    <style:style style:name="co39" style:family="table-column">
      <style:table-column-properties fo:break-before="auto" style:column-width="12.12mm"/>
    </style:style>
    <style:style style:name="co40" style:family="table-column">
      <style:table-column-properties fo:break-before="auto" style:column-width="13.11mm"/>
    </style:style>
    <style:style style:name="co41" style:family="table-column">
      <style:table-column-properties fo:break-before="auto" style:column-width="15.52mm"/>
    </style:style>
    <style:style style:name="co42" style:family="table-column">
      <style:table-column-properties fo:break-before="auto" style:column-width="14.85mm"/>
    </style:style>
    <style:style style:name="co43" style:family="table-column">
      <style:table-column-properties fo:break-before="auto" style:column-width="14.61mm"/>
    </style:style>
    <style:style style:name="co44" style:family="table-column">
      <style:table-column-properties fo:break-before="auto" style:column-width="20.28mm"/>
    </style:style>
    <style:style style:name="co45" style:family="table-column">
      <style:table-column-properties fo:break-before="auto" style:column-width="21.54mm"/>
    </style:style>
    <style:style style:name="co46" style:family="table-column">
      <style:table-column-properties fo:break-before="auto" style:column-width="21.04mm"/>
    </style:style>
    <style:style style:name="co47" style:family="table-column">
      <style:table-column-properties fo:break-before="auto" style:column-width="22.03mm"/>
    </style:style>
    <style:style style:name="co48" style:family="table-column">
      <style:table-column-properties fo:break-before="auto" style:column-width="21.78mm"/>
    </style:style>
    <style:style style:name="co49" style:family="table-column">
      <style:table-column-properties fo:break-before="auto" style:column-width="26.23mm"/>
    </style:style>
    <style:style style:name="co50" style:family="table-column">
      <style:table-column-properties fo:break-before="auto" style:column-width="14.11mm"/>
    </style:style>
    <style:style style:name="co51" style:family="table-column">
      <style:table-column-properties fo:break-before="auto" style:column-width="2.96mm"/>
    </style:style>
    <style:style style:name="co52" style:family="table-column">
      <style:table-column-properties fo:break-before="auto" style:column-width="19.54mm"/>
    </style:style>
    <style:style style:name="co53" style:family="table-column">
      <style:table-column-properties fo:break-before="auto" style:column-width="11.62mm"/>
    </style:style>
    <style:style style:name="co54" style:family="table-column">
      <style:table-column-properties fo:break-before="auto" style:column-width="12.61mm"/>
    </style:style>
    <style:style style:name="co55" style:family="table-column">
      <style:table-column-properties fo:break-before="auto" style:column-width="10.14mm"/>
    </style:style>
    <style:style style:name="co56" style:family="table-column">
      <style:table-column-properties fo:break-before="auto" style:column-width="11.13mm"/>
    </style:style>
    <style:style style:name="co57" style:family="table-column">
      <style:table-column-properties fo:break-before="auto" style:column-width="12.86mm"/>
    </style:style>
    <style:style style:name="co58" style:family="table-column">
      <style:table-column-properties fo:break-before="auto" style:column-width="3.46mm"/>
    </style:style>
    <style:style style:name="co59" style:family="table-column">
      <style:table-column-properties fo:break-before="auto" style:column-width="13.35mm"/>
    </style:style>
    <style:style style:name="co60" style:family="table-column">
      <style:table-column-properties fo:break-before="auto" style:column-width="17.07mm"/>
    </style:style>
    <style:style style:name="co61" style:family="table-column">
      <style:table-column-properties fo:break-before="auto" style:column-width="15.59mm"/>
    </style:style>
    <style:style style:name="co62" style:family="table-column">
      <style:table-column-properties fo:break-before="auto" style:column-width="13.85mm"/>
    </style:style>
    <style:style style:name="co63" style:family="table-column">
      <style:table-column-properties fo:break-before="auto" style:column-width="20.48mm"/>
    </style:style>
    <style:style style:name="co64" style:family="table-column">
      <style:table-column-properties fo:break-before="auto" style:column-width="20.04mm"/>
    </style:style>
    <style:style style:name="co65" style:family="table-column">
      <style:table-column-properties fo:break-before="auto" style:column-width="20.53mm"/>
    </style:style>
    <style:style style:name="co66" style:family="table-column">
      <style:table-column-properties fo:break-before="auto" style:column-width="17.82mm"/>
    </style:style>
    <style:style style:name="co67" style:family="table-column">
      <style:table-column-properties fo:break-before="auto" style:column-width="25.74mm"/>
    </style:style>
    <style:style style:name="co68" style:family="table-column">
      <style:table-column-properties fo:break-before="auto" style:column-width="22.52mm"/>
    </style:style>
    <style:style style:name="co69" style:family="table-column">
      <style:table-column-properties fo:break-before="auto" style:column-width="21.29mm"/>
    </style:style>
    <style:style style:name="co70" style:family="table-column">
      <style:table-column-properties fo:break-before="auto" style:column-width="24.01mm"/>
    </style:style>
    <style:style style:name="co71" style:family="table-column">
      <style:table-column-properties fo:break-before="auto" style:column-width="20.2mm"/>
    </style:style>
    <style:style style:name="co72" style:family="table-column">
      <style:table-column-properties fo:break-before="auto" style:column-width="12.01mm"/>
    </style:style>
    <style:style style:name="co73" style:family="table-column">
      <style:table-column-properties fo:break-before="auto" style:column-width="12.7mm"/>
    </style:style>
    <style:style style:name="co74" style:family="table-column">
      <style:table-column-properties fo:break-before="auto" style:column-width="12.93mm"/>
    </style:style>
    <style:style style:name="co75" style:family="table-column">
      <style:table-column-properties fo:break-before="auto" style:column-width="16.33mm"/>
    </style:style>
    <style:style style:name="co76" style:family="table-column">
      <style:table-column-properties fo:break-before="auto" style:column-width="11.57mm"/>
    </style:style>
    <style:style style:name="co77" style:family="table-column">
      <style:table-column-properties fo:break-before="auto" style:column-width="12.47mm"/>
    </style:style>
    <style:style style:name="co78" style:family="table-column">
      <style:table-column-properties fo:break-before="auto" style:column-width="15.65mm"/>
    </style:style>
    <style:style style:name="co79" style:family="table-column">
      <style:table-column-properties fo:break-before="auto" style:column-width="18.15mm"/>
    </style:style>
    <style:style style:name="co80" style:family="table-column">
      <style:table-column-properties fo:break-before="auto" style:column-width="16.1mm"/>
    </style:style>
    <style:style style:name="co81" style:family="table-column">
      <style:table-column-properties fo:break-before="auto" style:column-width="2.26mm"/>
    </style:style>
    <style:style style:name="co82" style:family="table-column">
      <style:table-column-properties fo:break-before="auto" style:column-width="18.82mm"/>
    </style:style>
    <style:style style:name="co83" style:family="table-column">
      <style:table-column-properties fo:break-before="auto" style:column-width="13.39mm"/>
    </style:style>
    <style:style style:name="co84" style:family="table-column">
      <style:table-column-properties fo:break-before="auto" style:column-width="9.07mm"/>
    </style:style>
    <style:style style:name="co85" style:family="table-column">
      <style:table-column-properties fo:break-before="auto" style:column-width="16.79mm"/>
    </style:style>
    <style:style style:name="co86" style:family="table-column">
      <style:table-column-properties fo:break-before="auto" style:column-width="15.2mm"/>
    </style:style>
    <style:style style:name="co87" style:family="table-column">
      <style:table-column-properties fo:break-before="auto" style:column-width="14.36mm"/>
    </style:style>
    <style:style style:name="co88" style:family="table-column">
      <style:table-column-properties fo:break-before="auto" style:column-width="15.42mm"/>
    </style:style>
    <style:style style:name="co89" style:family="table-column">
      <style:table-column-properties fo:break-before="auto" style:column-width="22.91mm"/>
    </style:style>
    <style:style style:name="co90" style:family="table-column">
      <style:table-column-properties fo:break-before="auto" style:column-width="22.68mm"/>
    </style:style>
    <style:style style:name="co91" style:family="table-column">
      <style:table-column-properties fo:break-before="auto" style:column-width="21.55mm"/>
    </style:style>
    <style:style style:name="co92" style:family="table-column">
      <style:table-column-properties fo:break-before="auto" style:column-width="20.87mm"/>
    </style:style>
    <style:style style:name="co93" style:family="table-column">
      <style:table-column-properties fo:break-before="auto" style:column-width="22.01mm"/>
    </style:style>
    <style:style style:name="co94" style:family="table-column">
      <style:table-column-properties fo:break-before="auto" style:column-width="10.42mm"/>
    </style:style>
    <style:style style:name="co95" style:family="table-column">
      <style:table-column-properties fo:break-before="auto" style:column-width="22.45mm"/>
    </style:style>
    <style:style style:name="co96" style:family="table-column">
      <style:table-column-properties fo:break-before="auto" style:column-width="24.75mm"/>
    </style:style>
    <style:style style:name="co97" style:family="table-column">
      <style:table-column-properties fo:break-before="auto" style:column-width="123.53mm"/>
    </style:style>
    <style:style style:name="co98" style:family="table-column">
      <style:table-column-properties fo:break-before="auto" style:column-width="20.78mm"/>
    </style:style>
    <style:style style:name="co99" style:family="table-column">
      <style:table-column-properties fo:break-before="auto" style:column-width="19.05mm"/>
    </style:style>
    <style:style style:name="co100" style:family="table-column">
      <style:table-column-properties fo:break-before="auto" style:column-width="154.98mm"/>
    </style:style>
    <style:style style:name="co101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fo:color="#15156c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number-columns-repeated="5" table:default-cell-style-name="ce24"/>
        <table:table-column table:style-name="co21" table:default-cell-style-name="ce24"/>
        <table:table-column table:style-name="co20" table:number-columns-repeated="3" table:default-cell-style-name="ce24"/>
        <table:table-column table:style-name="co22" table:default-cell-style-name="ce24"/>
        <table:table-column table:style-name="co20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3" table:default-cell-style-name="ce24"/>
        <table:table-column table:style-name="co12" table:default-cell-style-name="ce24"/>
        <table:table-column table:style-name="co24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1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3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33" table:default-cell-style-name="ce24"/>
        <table:table-column table:style-name="co37" table:default-cell-style-name="ce24"/>
        <table:table-column table:style-name="co40" table:default-cell-style-name="ce24"/>
        <table:table-column table:style-name="co33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27" table:default-cell-style-name="ce24"/>
        <table:table-column table:style-name="co33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48" table:default-cell-style-name="ce24"/>
        <table:table-column table:style-name="co50" table:default-cell-style-name="ce24"/>
        <table:table-column table:style-name="co45" table:default-cell-style-name="ce24"/>
        <table:table-column table:style-name="co51" table:default-cell-style-name="ce24"/>
        <table:table-column table:style-name="co20" table:number-columns-repeated="984" table:default-cell-style-name="ce24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8" table:number-columns-repeated="2"/>
          <table:table-cell table:style-name="ce26"/>
          <table:table-cell table:style-name="ce39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2" table:default-cell-style-name="ce24"/>
        <table:table-column table:style-name="co53" table:default-cell-style-name="ce24"/>
        <table:table-column table:style-name="co54" table:default-cell-style-name="ce24"/>
        <table:table-column table:style-name="co55" table:default-cell-style-name="ce24"/>
        <table:table-column table:style-name="co32" table:default-cell-style-name="ce24"/>
        <table:table-column table:style-name="co56" table:default-cell-style-name="ce24"/>
        <table:table-column table:style-name="co27" table:default-cell-style-name="ce24"/>
        <table:table-column table:style-name="co29" table:default-cell-style-name="ce24"/>
        <table:table-column table:style-name="co56" table:default-cell-style-name="ce24"/>
        <table:table-column table:style-name="co34" table:default-cell-style-name="ce24"/>
        <table:table-column table:style-name="co26" table:default-cell-style-name="ce24"/>
        <table:table-column table:style-name="co55" table:default-cell-style-name="ce24"/>
        <table:table-column table:style-name="co33" table:default-cell-style-name="ce24"/>
        <table:table-column table:style-name="co39" table:default-cell-style-name="ce24"/>
        <table:table-column table:style-name="co56" table:default-cell-style-name="ce24"/>
        <table:table-column table:style-name="co33" table:default-cell-style-name="ce24"/>
        <table:table-column table:style-name="co36" table:default-cell-style-name="ce24"/>
        <table:table-column table:style-name="co57" table:default-cell-style-name="ce24"/>
        <table:table-column table:style-name="co34" table:default-cell-style-name="ce24"/>
        <table:table-column table:style-name="co53" table:default-cell-style-name="ce24"/>
        <table:table-column table:style-name="co58" table:default-cell-style-name="ce24"/>
        <table:table-column table:style-name="co59" table:default-cell-style-name="ce24"/>
        <table:table-column table:style-name="co12" table:default-cell-style-name="ce24"/>
        <table:table-column table:style-name="co33" table:default-cell-style-name="ce24"/>
        <table:table-column table:style-name="co12" table:default-cell-style-name="ce24"/>
        <table:table-column table:style-name="co33" table:default-cell-style-name="ce24"/>
        <table:table-column table:style-name="co27" table:default-cell-style-name="ce24"/>
        <table:table-column table:style-name="co60" table:default-cell-style-name="ce24"/>
        <table:table-column table:style-name="co27" table:default-cell-style-name="ce24"/>
        <table:table-column table:style-name="co61" table:default-cell-style-name="ce24"/>
        <table:table-column table:style-name="co62" table:default-cell-style-name="ce24"/>
        <table:table-column table:style-name="co33" table:default-cell-style-name="ce24"/>
        <table:table-column table:style-name="co47" table:default-cell-style-name="ce24"/>
        <table:table-column table:style-name="co63" table:default-cell-style-name="ce24"/>
        <table:table-column table:style-name="co44" table:default-cell-style-name="ce24"/>
        <table:table-column table:style-name="co64" table:default-cell-style-name="ce24"/>
        <table:table-column table:style-name="co65" table:default-cell-style-name="ce24"/>
        <table:table-column table:style-name="co66" table:default-cell-style-name="ce24"/>
        <table:table-column table:style-name="co48" table:default-cell-style-name="ce24"/>
        <table:table-column table:style-name="co67" table:default-cell-style-name="ce24"/>
        <table:table-column table:style-name="co68" table:default-cell-style-name="ce24"/>
        <table:table-column table:style-name="co67" table:default-cell-style-name="ce24"/>
        <table:table-column table:style-name="co69" table:default-cell-style-name="ce24"/>
        <table:table-column table:style-name="co44" table:default-cell-style-name="ce24"/>
        <table:table-column table:style-name="co70" table:default-cell-style-name="ce24"/>
        <table:table-column table:style-name="co33" table:number-columns-repeated="2" table:default-cell-style-name="ce24"/>
        <table:table-column table:style-name="co20" table:number-columns-repeated="976" table:default-cell-style-name="ce24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1" table:default-cell-style-name="ce24"/>
        <table:table-column table:style-name="co72" table:default-cell-style-name="ce24"/>
        <table:table-column table:style-name="co73" table:default-cell-style-name="ce24"/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2" table:default-cell-style-name="ce24"/>
        <table:table-column table:style-name="co79" table:default-cell-style-name="ce24"/>
        <table:table-column table:style-name="co80" table:number-columns-repeated="2" table:default-cell-style-name="ce24"/>
        <table:table-column table:style-name="co27" table:default-cell-style-name="ce24"/>
        <table:table-column table:style-name="co72" table:default-cell-style-name="ce24"/>
        <table:table-column table:style-name="co80" table:default-cell-style-name="ce24"/>
        <table:table-column table:style-name="co26" table:default-cell-style-name="ce24"/>
        <table:table-column table:style-name="co81" table:default-cell-style-name="ce24"/>
        <table:table-column table:style-name="co82" table:default-cell-style-name="ce24"/>
        <table:table-column table:style-name="co75" table:default-cell-style-name="ce24"/>
        <table:table-column table:style-name="co73" table:default-cell-style-name="ce24"/>
        <table:table-column table:style-name="co81" table:default-cell-style-name="ce24"/>
        <table:table-column table:style-name="co83" table:default-cell-style-name="ce24"/>
        <table:table-column table:style-name="co84" table:default-cell-style-name="ce24"/>
        <table:table-column table:style-name="co81" table:default-cell-style-name="ce24"/>
        <table:table-column table:style-name="co85" table:default-cell-style-name="ce24"/>
        <table:table-column table:style-name="co86" table:default-cell-style-name="ce24"/>
        <table:table-column table:style-name="co87" table:default-cell-style-name="ce24"/>
        <table:table-column table:style-name="co88" table:default-cell-style-name="ce24"/>
        <table:table-column table:style-name="co81" table:default-cell-style-name="ce24"/>
        <table:table-column table:style-name="co89" table:default-cell-style-name="ce24"/>
        <table:table-column table:style-name="co90" table:number-columns-repeated="2" table:default-cell-style-name="ce24"/>
        <table:table-column table:style-name="co91" table:default-cell-style-name="ce24"/>
        <table:table-column table:style-name="co92" table:default-cell-style-name="ce24"/>
        <table:table-column table:style-name="co74" table:default-cell-style-name="ce24"/>
        <table:table-column table:style-name="co93" table:default-cell-style-name="ce24"/>
        <table:table-column table:style-name="co94" table:default-cell-style-name="ce24"/>
        <table:table-column table:style-name="co95" table:default-cell-style-name="ce24"/>
        <table:table-column table:style-name="co81" table:number-columns-repeated="2" table:default-cell-style-name="ce24"/>
        <table:table-column table:style-name="co95" table:default-cell-style-name="ce24"/>
        <table:table-column table:style-name="co83" table:default-cell-style-name="ce24"/>
        <table:table-column table:style-name="co76" table:default-cell-style-name="ce24"/>
        <table:table-column table:style-name="co85" table:default-cell-style-name="ce24"/>
        <table:table-column table:style-name="co20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20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99" table:default-cell-style-name="ce24"/>
        <table:table-column table:style-name="co100" table:default-cell-style-name="ce24"/>
        <table:table-column table:style-name="co46" table:default-cell-style-name="ce24"/>
        <table:table-column table:style-name="co101" table:default-cell-style-name="ce24"/>
        <table:table-column table:style-name="co20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5">00.00.0000</text:date>, <text:time style:data-style-name="N2" text:time-value="10:51:36.62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05T10:52:47.806000000</dc:date>
    <meta:editing-duration>P6DT20H10M40S</meta:editing-duration>
    <meta:editing-cycles>2948</meta:editing-cycles>
    <meta:document-statistic meta:table-count="6" meta:cell-count="8293" meta:object-count="0"/>
    <meta:user-defined meta:name="qrichtext">1</meta:user-defined>
  </office:meta>
</office:document-meta>
</file>